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draw:auto-grow-height="true" fo:min-height="13.85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title">
      <style:graphic-properties fo:min-height="3.506cm"/>
    </style:style>
    <style:style style:name="pr5" style:family="presentation" style:parent-style-name="Predeterminado-subtitle">
      <style:graphic-properties draw:fill-color="#ffffff" fo:min-height="13.859cm"/>
    </style:style>
    <style:style style:name="pr6" style:family="presentation" style:parent-style-name="Predeterminado-notes">
      <style:graphic-properties draw:fill-color="#ffffff" fo:min-height="13.364cm"/>
    </style:style>
    <style:style style:name="P1" style:family="paragraph">
      <style:paragraph-properties fo:text-align="start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SEGUNDA FORMA NORMAL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 text:style-name="P1"><text:span text:style-name="T1">La segunda forma normal (2NF) es una forma normal usada en normalización de bases de datos. La 2NF fue definida originalmente por E.F. Codd1​ en 1971. Una tabla que está en la primera forma normal (1NF) debe satisfacer criterios adicionales para calificar para la segunda forma normal. Específicamente: una tabla 1NF está en 2NF si y solo si, dada una clave primaria y cualquier atributo que no sea un constituyente de la clave primaria, el atributo no clave depende de toda la clave primaria en vez de solo de una parte de ella.</text:span></text:p>
            <text:p text:style-name="P1"><text:span text:style-name="T1"/></text:p>
            <text:p text:style-name="P1"><text:span text:style-name="T1">En términos levemente más formales: una tabla 1NF está en 2NF si y solo si ninguno de sus atributos no-principales son funcionalmente dependientes en una parte (subconjunto propio) de una clave candidata (Un atributo no-principal es uno que no pertenece a ninguna clave candidata).</text:span></text:p>
            <text:p text:style-name="P1"><text:span text:style-name="T1"/></text:p>
            <text:p text:style-name="P1"><text:span text:style-name="T1">Observa que cuando una tabla 1NF no tiene ninguna clave candidata compuesta (claves candidatas consisten en más de un atributo), la tabla está automáticamente en 2NF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4" draw:layer="layout" svg:width="25.199cm" svg:height="3.506cm" svg:x="1.4cm" svg:y="0.837cm" presentation:class="title">
          <draw:text-box>
            <text:p>Segunda Forma Normal</text:p>
          </draw:text-box>
        </draw:frame>
        <draw:frame presentation:style-name="pr5" draw:text-style-name="P1" draw:layer="layout" svg:width="25.199cm" svg:height="13.859cm" svg:x="1.4cm" svg:y="4.914cm" presentation:class="subtitle">
          <draw:text-box>
            <text:p text:style-name="P1"><text:span text:style-name="T1">Dice que cualquiera de sus campos que no son llave primaria (PK) dependan funcionalmente de la llave primari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7-11-27T12:29:04.65</meta:creation-date>
    <meta:editing-duration>PT6M35S</meta:editing-duration>
    <meta:editing-cycles>5</meta:editing-cycles>
    <dc:date>2017-11-27T12:35:34.70</dc:date>
    <meta:generator>LibreOffice/3.3$Win32 LibreOffice_project/330m19$Build-202</meta:generator>
    <meta:document-statistic meta:object-count="29"/>
  </office:meta>
</office:document-meta>
</file>